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fo:font-size="18pt" style:font-size-asian="18pt" style:font-size-complex="18pt" style:text-underline-type="single" style:text-underline-style="solid" style:text-underline-width="auto" style:text-underline-mode="continuous"/>
    </style:style>
    <style:style style:name="T2" style:parent-style-name="Absatz-Standardschriftart" style:family="text">
      <style:text-properties fo:font-weight="bold" style:font-weight-asian="bold" fo:font-size="18pt" style:font-size-asian="18pt" style:font-size-complex="18pt" style:text-underline-type="single" style:text-underline-style="solid" style:text-underline-width="auto" style:text-underline-mode="continuous"/>
    </style:style>
  </office:automatic-styles>
  <office:body>
    <office:text text:use-soft-page-breaks="true">
      <text:p text:style-name="P1">Slack selbst !<text:s/></text:p>
      <text:p text:style-name="Standard">Slack ist generell eine Kommunikations Software für Unterhaltung. Es können Channels eröffnet werden die man in unterschiedliche Themen unterteilen kann, je nach Kunde<text:s/>Team oder Projekt. Jeder Benutzer oder jedes Team kann je bei Bedarf verschiedene Channels betreten oder verlassen ganz einfach ohne Komplikationen. Bei jeder neuen Gruppe wir Automatisch ein Bot<text:s/>(KI)<text:s/>erstellt der in das System von Slack einführt und Befehle oder Abstimmungen etc. in der Gruppe selbst führen/ausführen kann. In Slack kann man auch Audio- und Videochats durchführen für kurze Besprechungen oder Präsentationen. <text:s/>Wie man die Channels unterteilt ist jeder Gruppe selbst überlassen man kann sie für konzentrierte Diskussionen und Informations austausche benutzen oder nur für das Teilen von Dateien jeglichen Typs. Slack hat es geschafft sich mit vielen Tools und Services zu integrieren, dadurch kommen aus abisolierten Posteingängen die Dateien und Nachrichten zu den Team Channels und andersrum. Natürlich ist Slack auch abgesichert, sodass nichts verloren geht und oder was geklaut wird. Die Entwickler arbeiten ganze Zeit an der Sicherheit von Slack damit sie auf dem höchsten Niveau ist.</text:p>
      <text:p text:style-name="Standard"/>
      <text:p text:style-name="Standard"><text:span text:style-name="T2">Benutzung<text:s/></text:span></text:p>
      <text:p text:style-name="Standard">Unsere Gruppe benutzte<text:s/>Anfangs<text:s/>Slack für Dateienspeicherung und Kommunikation mittlerweile laden wir auf Slack nur die Tagesdokus<text:s/>hoch<text:s/>und Kommunizieren miteinander, jedoch laden wir die wichtigeren Dateien und generelle Textdokumente auf Github hoch.<text:s/>Da Slack sowie Github als App herunterladbar sind benutzen wir auch diese Mobil wenn wir unterwegs sind um auf den neusten Stand zu sei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rek Graba</meta:initial-creator>
    <dc:creator>Irek Graba</dc:creator>
    <meta:creation-date>2018-09-27T10:28:00Z</meta:creation-date>
    <dc:date>2018-09-27T12:06:00Z</dc:date>
    <meta:template xlink:href="Normal" xlink:type="simple"/>
    <meta:editing-cycles>3</meta:editing-cycles>
    <meta:editing-duration>PT0S</meta:editing-duration>
    <meta:document-statistic meta:page-count="1" meta:paragraph-count="3" meta:word-count="218" meta:character-count="1592" meta:row-count="11" meta:non-whitespace-character-count="1377"/>
  </office:meta>
</office:document-meta>
</file>